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ce9178" loext:opacity="100%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6a9955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4fc1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</text:span><text:span text:style-name="T2"> </text:span><text:span text:style-name="T3">titles</text:span><text:span text:style-name="T2"> </text:span><text:span text:style-name="T4">=</text:span><text:span text:style-name="T2"> [];</text:span></text:p>
      <text:p text:style-name="P1"><text:span text:style-name="T1">let</text:span><text:span text:style-name="T2"> </text:span><text:span text:style-name="T3">notes</text:span><text:span text:style-name="T2"> </text:span><text:span text:style-name="T4">=</text:span><text:span text:style-name="T2"> [];</text:span></text:p>
      <text:p text:style-name="P1"><text:span text:style-name="T1">let</text:span><text:span text:style-name="T2"> </text:span><text:span text:style-name="T3">deletedTitles</text:span><text:span text:style-name="T2"> </text:span><text:span text:style-name="T4">=</text:span><text:span text:style-name="T2"> [];</text:span></text:p>
      <text:p text:style-name="P1"><text:span text:style-name="T1">let</text:span><text:span text:style-name="T2"> </text:span><text:span text:style-name="T3">deletedNotes</text:span><text:span text:style-name="T2"> </text:span><text:span text:style-name="T4">=</text:span><text:span text:style-name="T2"> [];</text:span></text:p>
      <text:p text:style-name="Standard"/>
      <text:p text:style-name="P1"><text:span text:style-name="T5">load</text:span><text:span text:style-name="T2">();</text:span></text:p>
      <text:p text:style-name="P2">// Es wird aus dem lokalen Speicher geladen und die Karten aus dem Speicher werden angezeigt.</text:p>
      <text:p text:style-name="Standard"/>
      <text:p text:style-name="P2">// Auf Aktionen warten</text:p>
      <text:p text:style-name="P2">// Aktion a - Klick "Schließen" im Formular: Jemand gibt eine Notiz ein und schließt -&gt; neue Variable im Array und neue Karte.</text:p>
      <text:p text:style-name="P2">// Aktion b - Klick Trash-img: Eine Karte wird gelöscht.</text:p>
      <text:p text:style-name="P2">// Aktion c - Klick "Schließen" im Popup: Eine Karte wird geöffnet.</text:p>
      <text:p text:style-name="Standard"/>
      <text:p text:style-name="P1"><text:span text:style-name="T1">function</text:span><text:span text:style-name="T2"> </text:span><text:span text:style-name="T5">load</text:span><text:span text:style-name="T2">() {</text:span></text:p>
      <text:p text:style-name="P1"><text:span text:style-name="T2">  </text:span><text:span text:style-name="T1">let</text:span><text:span text:style-name="T2"> </text:span><text:span text:style-name="T3">notesAsText</text:span><text:span text:style-name="T2"> </text:span><text:span text:style-name="T4">=</text:span><text:span text:style-name="T2"> </text:span><text:span text:style-name="T3">localStorage</text:span><text:span text:style-name="T2">.</text:span><text:span text:style-name="T5">getItem</text:span><text:span text:style-name="T2">(</text:span><text:span text:style-name="T6">"notes"</text:span><text:span text:style-name="T2">);</text:span></text:p>
      <text:p text:style-name="P1"><text:span text:style-name="T2">  </text:span><text:span text:style-name="T7">// Zugriff auf das JASON von dem array notes.</text:span></text:p>
      <text:p text:style-name="P1"><text:span text:style-name="T2">  </text:span><text:span text:style-name="T1">let</text:span><text:span text:style-name="T2"> </text:span><text:span text:style-name="T3">titlesAsText</text:span><text:span text:style-name="T2"> </text:span><text:span text:style-name="T4">=</text:span><text:span text:style-name="T2"> </text:span><text:span text:style-name="T3">localStorage</text:span><text:span text:style-name="T2">.</text:span><text:span text:style-name="T5">getItem</text:span><text:span text:style-name="T2">(</text:span><text:span text:style-name="T6">"titles"</text:span><text:span text:style-name="T2">);</text:span></text:p>
      <text:p text:style-name="P1"><text:span text:style-name="T2">  </text:span><text:span text:style-name="T7">// Zugriff auf das JASON von dem array titles.</text:span></text:p>
      <text:p text:style-name="P1"><text:span text:style-name="T2">  </text:span><text:span text:style-name="T8">if</text:span><text:span text:style-name="T2"> (</text:span><text:span text:style-name="T3">notesAsText</text:span><text:span text:style-name="T2"> </text:span><text:span text:style-name="T4">&amp;&amp;</text:span><text:span text:style-name="T2"> </text:span><text:span text:style-name="T3">titlesAsText</text:span><text:span text:style-name="T2">) {</text:span></text:p>
      <text:p text:style-name="P1"><text:span text:style-name="T2">    </text:span><text:span text:style-name="T7">// Abfrage, ob überhaupt etwas im Speicher ist, denn nur dann soll der String?Text der im Speicher ist, wieder in ein array verwandelt werden.</text:span></text:p>
      <text:p text:style-name="P1"><text:span text:style-name="T2">    </text:span><text:span text:style-name="T3">notes</text:span><text:span text:style-name="T2"> </text:span><text:span text:style-name="T4">=</text:span><text:span text:style-name="T2"> </text:span><text:span text:style-name="T3">JSON</text:span><text:span text:style-name="T2">.</text:span><text:span text:style-name="T5">parse</text:span><text:span text:style-name="T2">(</text:span><text:span text:style-name="T3">notesAsText</text:span><text:span text:style-name="T2">);</text:span></text:p>
      <text:p text:style-name="P1"><text:span text:style-name="T2">    </text:span><text:span text:style-name="T7">// Umwandlung des JASON in das normale array.</text:span></text:p>
      <text:p text:style-name="P1"><text:span text:style-name="T2">    </text:span><text:span text:style-name="T3">titles</text:span><text:span text:style-name="T2"> </text:span><text:span text:style-name="T4">=</text:span><text:span text:style-name="T2"> </text:span><text:span text:style-name="T3">JSON</text:span><text:span text:style-name="T2">.</text:span><text:span text:style-name="T5">parse</text:span><text:span text:style-name="T2">(</text:span><text:span text:style-name="T3">titlesAsText</text:span><text:span text:style-name="T2">);</text:span></text:p>
      <text:p text:style-name="P1"><text:span text:style-name="T2">    </text:span><text:span text:style-name="T5">renderCards</text:span><text:span text:style-name="T2">();</text:span></text:p>
      <text:p text:style-name="P3">  }</text:p>
      <text:p text:style-name="P3">}</text:p>
      <text:p text:style-name="Standard"/>
      <text:p text:style-name="P1"><text:span text:style-name="T1">function</text:span><text:span text:style-name="T2"> </text:span><text:span text:style-name="T5">renderCards</text:span><text:span text:style-name="T2">() {</text:span></text:p>
      <text:p text:style-name="P1"><text:span text:style-name="T2">  </text:span><text:span text:style-name="T7">// rendert den kompletten Inhalt des noteContainers neu.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=</text:span><text:span text:style-name="T2"> </text:span><text:span text:style-name="T6">""</text:span><text:span text:style-name="T2">;</text:span></text:p>
      <text:p text:style-name="P1"><text:span text:style-name="T2">  </text:span><text:span text:style-name="T7">// leert den notesContainer.</text:span></text:p>
      <text:p text:style-name="Standard"/>
      <text:p text:style-name="P1"><text:span text:style-name="T2">  </text:span><text:span text:style-name="T8">for</text:span><text:span text:style-name="T2"> (</text:span><text:span text:style-name="T1">let</text:span><text:span text:style-name="T2"> </text:span><text:span text:style-name="T3">i</text:span><text:span text:style-name="T2"> </text:span><text:span text:style-name="T4">=</text:span><text:span text:style-name="T2"> </text:span><text:span text:style-name="T9">0</text:span><text:span text:style-name="T2">; </text:span><text:span text:style-name="T3">i</text:span><text:span text:style-name="T2"> </text:span><text:span text:style-name="T4">&lt;</text:span><text:span text:style-name="T2"> </text:span><text:span text:style-name="T3">titles</text:span><text:span text:style-name="T2">.</text:span><text:span text:style-name="T3">length</text:span><text:span text:style-name="T2">; </text:span><text:span text:style-name="T3">i</text:span><text:span text:style-name="T4">++</text:span><text:span text:style-name="T2">) {</text:span></text:p>
      <text:p text:style-name="P1"><text:span text:style-name="T2">  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+=</text:span><text:span text:style-name="T2"> </text:span><text:span text:style-name="T6">` &lt;div</text:span></text:p>
      <text:p text:style-name="P4">      id="noteCard"</text:p>
      <text:p text:style-name="P4">      class="note_card"</text:p>
      <text:p text:style-name="P4">      type="checkbox"</text:p>
      <text:p text:style-name="P1"><text:span text:style-name="T6">      onclick="openPopup(</text:span><text:span text:style-name="T1">${</text:span><text:span text:style-name="T3">i</text:span><text:span text:style-name="T1">}</text:span><text:span text:style-name="T6">)"</text:span></text:p>
      <text:p text:style-name="P4">    &gt;</text:p>
      <text:p text:style-name="P1"><text:span text:style-name="T6">      &lt;h2 class="h2_note_card" id="inputTitle"&gt;</text:span><text:span text:style-name="T1">${</text:span><text:span text:style-name="T3">titles</text:span><text:span text:style-name="T4">[</text:span><text:span text:style-name="T3">i</text:span><text:span text:style-name="T4">]</text:span><text:span text:style-name="T1">}</text:span><text:span text:style-name="T6">&lt;/h2&gt;</text:span></text:p>
      <text:p text:style-name="P1"><text:span text:style-name="T6">      &lt;p class="p_note_card" id="inputNote"&gt;</text:span><text:span text:style-name="T1">${</text:span><text:span text:style-name="T3">notes</text:span><text:span text:style-name="T4">[</text:span><text:span text:style-name="T3">i</text:span><text:span text:style-name="T4">]</text:span><text:span text:style-name="T1">}</text:span><text:span text:style-name="T6">&lt;/p&gt;</text:span></text:p>
      <text:p text:style-name="P1"><text:span text:style-name="T6">      &lt;img id="trash" class="float_right trash" onclick="deleteCard(</text:span><text:span text:style-name="T1">${</text:span><text:span text:style-name="T3">i</text:span><text:span text:style-name="T1">}</text:span><text:span text:style-name="T6">)" src="img/trash.png" alt=""&gt;</text:span></text:p>
      <text:p text:style-name="P1"><text:span text:style-name="T6">    &lt;/div&gt;`</text:span><text:span text:style-name="T2">;</text:span></text:p>
      <text:p text:style-name="P3">  }</text:p>
      <text:p text:style-name="P3">}</text:p>
      <text:p text:style-name="Standard"/>
      <text:p text:style-name="P1"><text:span text:style-name="T1">function</text:span><text:span text:style-name="T2"> </text:span><text:span text:style-name="T5">clearInput</text:span><text:span text:style-name="T2">(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inputTitle"</text:span><text:span text:style-name="T2">).</text:span><text:span text:style-name="T3">value</text:span><text:span text:style-name="T2"> </text:span><text:span text:style-name="T4">=</text:span><text:span text:style-name="T2"> </text:span><text:span text:style-name="T6">``</text:span><text:span text:style-name="T2">;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inputNote"</text:span><text:span text:style-name="T2">).</text:span><text:span text:style-name="T3">value</text:span><text:span text:style-name="T2"> </text:span><text:span text:style-name="T4">=</text:span><text:span text:style-name="T2"> </text:span><text:span text:style-name="T6">``</text:span><text:span text:style-name="T2">;</text:span></text:p>
      <text:p text:style-name="P3"><text:soft-page-break/>}</text:p>
      <text:p text:style-name="Standard"/>
      <text:p text:style-name="P1"><text:span text:style-name="T1">function</text:span><text:span text:style-name="T2"> </text:span><text:span text:style-name="T5">addToArrays</text:span><text:span text:style-name="T2">() {</text:span></text:p>
      <text:p text:style-name="P1"><text:span text:style-name="T2">  </text:span><text:span text:style-name="T7">// fügt den Titel aus dem Input-Feld dem array titles hinzu.</text:span></text:p>
      <text:p text:style-name="P1"><text:span text:style-name="T2">  </text:span><text:span text:style-name="T1">let</text:span><text:span text:style-name="T2"> </text:span><text:span text:style-name="T3">titl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inputTitle"</text:span><text:span text:style-name="T2">).</text:span><text:span text:style-name="T3">value</text:span><text:span text:style-name="T2">;</text:span></text:p>
      <text:p text:style-name="P1"><text:span text:style-name="T2">  </text:span><text:span text:style-name="T1">let</text:span><text:span text:style-name="T2"> </text:span><text:span text:style-name="T3">not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inputNote"</text:span><text:span text:style-name="T2">).</text:span><text:span text:style-name="T3">value</text:span><text:span text:style-name="T2">;</text:span></text:p>
      <text:p text:style-name="Standard"/>
      <text:p text:style-name="P1"><text:span text:style-name="T2">  </text:span><text:span text:style-name="T8">if</text:span><text:span text:style-name="T2"> (</text:span><text:span text:style-name="T3">title</text:span><text:span text:style-name="T2"> </text:span><text:span text:style-name="T4">==</text:span><text:span text:style-name="T2"> </text:span><text:span text:style-name="T6">""</text:span><text:span text:style-name="T2"> </text:span><text:span text:style-name="T4">||</text:span><text:span text:style-name="T2"> </text:span><text:span text:style-name="T3">note</text:span><text:span text:style-name="T2"> </text:span><text:span text:style-name="T4">==</text:span><text:span text:style-name="T2"> </text:span><text:span text:style-name="T6">""</text:span><text:span text:style-name="T2">) {</text:span></text:p>
      <text:p text:style-name="P1"><text:span text:style-name="T2">    </text:span><text:span text:style-name="T5">alert</text:span><text:span text:style-name="T2">(</text:span><text:span text:style-name="T6">"Bitte geben Sie einen Titel und eine Notiz ein."</text:span><text:span text:style-name="T2">);</text:span></text:p>
      <text:p text:style-name="P1"><text:span text:style-name="T2">  } </text:span><text:span text:style-name="T8">else</text:span><text:span text:style-name="T2"> {</text:span></text:p>
      <text:p text:style-name="P1"><text:span text:style-name="T2">    </text:span><text:span text:style-name="T3">titles</text:span><text:span text:style-name="T2">.</text:span><text:span text:style-name="T5">push</text:span><text:span text:style-name="T2">(</text:span><text:span text:style-name="T3">title</text:span><text:span text:style-name="T2">);</text:span></text:p>
      <text:p text:style-name="P1"><text:span text:style-name="T2">    </text:span><text:span text:style-name="T3">notes</text:span><text:span text:style-name="T2">.</text:span><text:span text:style-name="T5">push</text:span><text:span text:style-name="T2">(</text:span><text:span text:style-name="T3">note</text:span><text:span text:style-name="T2">);</text:span></text:p>
      <text:p text:style-name="P1"><text:span text:style-name="T2">    </text:span><text:span text:style-name="T7">// Die Variable titles in Zeile 1 hat nun ein neues Element.</text:span></text:p>
      <text:p text:style-name="P3">  }</text:p>
      <text:p text:style-name="P1"><text:span text:style-name="T2">  </text:span><text:span text:style-name="T5">clearInput</text:span><text:span text:style-name="T2">();</text:span></text:p>
      <text:p text:style-name="P1"><text:span text:style-name="T2">  </text:span><text:span text:style-name="T5">renderCards</text:span><text:span text:style-name="T2">();</text:span></text:p>
      <text:p text:style-name="P1"><text:span text:style-name="T2">  </text:span><text:span text:style-name="T5">save</text:span><text:span text:style-name="T2">();</text:span></text:p>
      <text:p text:style-name="P3">}</text:p>
      <text:p text:style-name="Standard"/>
      <text:p text:style-name="P1"><text:span text:style-name="T1">function</text:span><text:span text:style-name="T2"> </text:span><text:span text:style-name="T5">save</text:span><text:span text:style-name="T2">() {</text:span></text:p>
      <text:p text:style-name="P1"><text:span text:style-name="T2">  </text:span><text:span text:style-name="T1">let</text:span><text:span text:style-name="T2"> </text:span><text:span text:style-name="T3">not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notes</text:span><text:span text:style-name="T2">);</text:span></text:p>
      <text:p text:style-name="P1"><text:span text:style-name="T2">  </text:span><text:span text:style-name="T7">// JASON wird erstellt.</text:span></text:p>
      <text:p text:style-name="P1"><text:span text:style-name="T2">  </text:span><text:span text:style-name="T3">localStorage</text:span><text:span text:style-name="T2">.</text:span><text:span text:style-name="T5">setItem</text:span><text:span text:style-name="T2">(</text:span><text:span text:style-name="T6">"notes"</text:span><text:span text:style-name="T2">, </text:span><text:span text:style-name="T3">notesAsText</text:span><text:span text:style-name="T2">);</text:span></text:p>
      <text:p text:style-name="P1"><text:span text:style-name="T2">  </text:span><text:span text:style-name="T7">// Der JSON wird in den lokalen Speicher gepackt. Der key ist notes und der Wert ist das array notes als string mit dem neuen Variablen-namen notesAsText.</text:span></text:p>
      <text:p text:style-name="P1"><text:span text:style-name="T2">  </text:span><text:span text:style-name="T1">let</text:span><text:span text:style-name="T2"> </text:span><text:span text:style-name="T3">titl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titles</text:span><text:span text:style-name="T2">);</text:span></text:p>
      <text:p text:style-name="P1"><text:span text:style-name="T2">  </text:span><text:span text:style-name="T3">localStorage</text:span><text:span text:style-name="T2">.</text:span><text:span text:style-name="T5">setItem</text:span><text:span text:style-name="T2">(</text:span><text:span text:style-name="T6">"titles"</text:span><text:span text:style-name="T2">, </text:span><text:span text:style-name="T3">titlesAsText</text:span><text:span text:style-name="T2">);</text:span></text:p>
      <text:p text:style-name="P3">}</text:p>
      <text:p text:style-name="Standard"/>
      <text:p text:style-name="P1"><text:span text:style-name="T1">function</text:span><text:span text:style-name="T2"> </text:span><text:span text:style-name="T5">deleteCard</text:span><text:span text:style-name="T2">(</text:span><text:span text:style-name="T3">i</text:span><text:span text:style-name="T2">) {</text:span></text:p>
      <text:p text:style-name="P1"><text:span text:style-name="T2">  </text:span><text:span text:style-name="T3">titles</text:span><text:span text:style-name="T2">.</text:span><text:span text:style-name="T5">splice</text:span><text:span text:style-name="T2">([</text:span><text:span text:style-name="T3">i</text:span><text:span text:style-name="T2">], [</text:span><text:span text:style-name="T9">1</text:span><text:span text:style-name="T2">]);</text:span></text:p>
      <text:p text:style-name="P1"><text:span text:style-name="T2">  </text:span><text:span text:style-name="T3">notes</text:span><text:span text:style-name="T2">.</text:span><text:span text:style-name="T5">splice</text:span><text:span text:style-name="T2">([</text:span><text:span text:style-name="T3">i</text:span><text:span text:style-name="T2">], [</text:span><text:span text:style-name="T9">1</text:span><text:span text:style-name="T2">]);</text:span></text:p>
      <text:p text:style-name="P1"><text:span text:style-name="T2">  </text:span><text:span text:style-name="T3">event</text:span><text:span text:style-name="T2">.</text:span><text:span text:style-name="T5">stopPropagation</text:span><text:span text:style-name="T2">(</text:span><text:span text:style-name="T5">onclick</text:span><text:span text:style-name="T2">);</text:span></text:p>
      <text:p text:style-name="P1"><text:span text:style-name="T2">  </text:span><text:span text:style-name="T5">renderCards</text:span><text:span text:style-name="T2">();</text:span></text:p>
      <text:p text:style-name="P1"><text:span text:style-name="T2">  </text:span><text:span text:style-name="T5">save</text:span><text:span text:style-name="T2">();</text:span></text:p>
      <text:p text:style-name="P3">}</text:p>
      <text:p text:style-name="Standard"/>
      <text:p text:style-name="P1"><text:span text:style-name="T1">function</text:span><text:span text:style-name="T2"> </text:span><text:span text:style-name="T5">openPopup</text:span><text:span text:style-name="T2">(</text:span><text:span text:style-name="T3">i</text:span><text:span text:style-name="T2">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popUp"</text:span><text:span text:style-name="T2">).</text:span><text:span text:style-name="T10">classList</text:span><text:span text:style-name="T2">.</text:span><text:span text:style-name="T5">remove</text:span><text:span text:style-name="T2">(</text:span><text:span text:style-name="T6">"d_none"</text:span><text:span text:style-name="T2">);</text:span></text:p>
      <text:p text:style-name="P1"><text:span text:style-name="T2">  </text:span><text:span text:style-name="T7">// Klasse d_none wird entfernt, sodass das Popup angezeigt wird.</text:span></text:p>
      <text:p text:style-name="P1"><text:span text:style-name="T2">  </text:span><text:span text:style-name="T5">renderPopup</text:span><text:span text:style-name="T2">(</text:span><text:span text:style-name="T3">i</text:span><text:span text:style-name="T2">);</text:span></text:p>
      <text:p text:style-name="P3">}</text:p>
      <text:p text:style-name="Standard"/>
      <text:p text:style-name="P1"><text:span text:style-name="T1">function</text:span><text:span text:style-name="T2"> </text:span><text:span text:style-name="T5">renderPopup</text:span><text:span text:style-name="T2">(</text:span><text:span text:style-name="T3">i</text:span><text:span text:style-name="T2">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popUp"</text:span><text:span text:style-name="T2">).</text:span><text:span text:style-name="T3">innerHTML</text:span><text:span text:style-name="T2"> </text:span><text:span text:style-name="T4">=</text:span><text:span text:style-name="T2"> </text:span><text:span text:style-name="T6">` </text:span></text:p>
      <text:p text:style-name="P4">  &lt;div class="popup_div"&gt;</text:p>
      <text:p text:style-name="P4">    &lt;div class="popup_inputs"&gt;</text:p>
      <text:p text:style-name="P1"><text:span text:style-name="T6">      &lt;textarea class="popup_title" id="popupTitle" type="text" rows="1"&gt;</text:span><text:span text:style-name="T1">${</text:span><text:span text:style-name="T3">titles</text:span><text:span text:style-name="T4">[</text:span><text:span text:style-name="T3">i</text:span><text:span text:style-name="T4">]</text:span><text:span text:style-name="T1">}</text:span><text:span text:style-name="T6">&lt;/textarea&gt;</text:span></text:p>
      <text:p text:style-name="P1"><text:span text:style-name="T6">      &lt;textarea class="popup_note" id="popupNote" name=""&gt;</text:span><text:span text:style-name="T1">${</text:span><text:span text:style-name="T3">notes</text:span><text:span text:style-name="T4">[</text:span><text:span text:style-name="T3">i</text:span><text:span text:style-name="T4">]</text:span><text:span text:style-name="T1">}</text:span><text:span text:style-name="T6">&lt;/textarea&gt;</text:span></text:p>
      <text:p text:style-name="P4">    &lt;/div&gt;</text:p>
      <text:p text:style-name="P1"><text:span text:style-name="T6">    &lt;button onclick="closePopup(</text:span><text:span text:style-name="T1">${</text:span><text:span text:style-name="T3">i</text:span><text:span text:style-name="T1">}</text:span><text:span text:style-name="T6">)" type="button"&gt;Schließen&lt;/button&gt;</text:span></text:p>
      <text:p text:style-name="P1"><text:span text:style-name="T6">  &lt;/div&gt;`</text:span><text:span text:style-name="T2">;</text:span></text:p>
      <text:p text:style-name="P1"><text:soft-page-break/><text:span text:style-name="T2">  </text:span><text:span text:style-name="T5">saveChangesPopup</text:span><text:span text:style-name="T2">(</text:span><text:span text:style-name="T3">i</text:span><text:span text:style-name="T2">);</text:span></text:p>
      <text:p text:style-name="P3">}</text:p>
      <text:p text:style-name="Standard"/>
      <text:p text:style-name="P1"><text:span text:style-name="T1">function</text:span><text:span text:style-name="T2"> </text:span><text:span text:style-name="T5">saveChangesPopup</text:span><text:span text:style-name="T2">(</text:span><text:span text:style-name="T3">i</text:span><text:span text:style-name="T2">) {</text:span></text:p>
      <text:p text:style-name="P1"><text:span text:style-name="T2">  </text:span><text:span text:style-name="T1">let</text:span><text:span text:style-name="T2"> </text:span><text:span text:style-name="T3">titlePopup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popupTitle"</text:span><text:span text:style-name="T2">).</text:span><text:span text:style-name="T3">value</text:span><text:span text:style-name="T2">;</text:span></text:p>
      <text:p text:style-name="P1"><text:span text:style-name="T2">  </text:span><text:span text:style-name="T1">let</text:span><text:span text:style-name="T2"> </text:span><text:span text:style-name="T3">notePopup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popupNote"</text:span><text:span text:style-name="T2">).</text:span><text:span text:style-name="T3">value</text:span><text:span text:style-name="T2">;</text:span></text:p>
      <text:p text:style-name="Standard"/>
      <text:p text:style-name="P1"><text:span text:style-name="T2">  </text:span><text:span text:style-name="T8">if</text:span><text:span text:style-name="T2"> (</text:span><text:span text:style-name="T3">titlePopup</text:span><text:span text:style-name="T2"> </text:span><text:span text:style-name="T4">==</text:span><text:span text:style-name="T2"> </text:span><text:span text:style-name="T6">""</text:span><text:span text:style-name="T2"> </text:span><text:span text:style-name="T4">||</text:span><text:span text:style-name="T2"> </text:span><text:span text:style-name="T3">notePopup</text:span><text:span text:style-name="T2"> </text:span><text:span text:style-name="T4">==</text:span><text:span text:style-name="T2"> </text:span><text:span text:style-name="T6">""</text:span><text:span text:style-name="T2">) {</text:span></text:p>
      <text:p text:style-name="P1"><text:span text:style-name="T2">    </text:span><text:span text:style-name="T5">alert</text:span><text:span text:style-name="T2">(</text:span><text:span text:style-name="T6">"Bitte geben Sie einen Titel und eine Notiz ein."</text:span><text:span text:style-name="T2">);</text:span></text:p>
      <text:p text:style-name="P1"><text:span text:style-name="T2">  } </text:span><text:span text:style-name="T8">else</text:span><text:span text:style-name="T2"> {</text:span></text:p>
      <text:p text:style-name="P1"><text:span text:style-name="T2">    </text:span><text:span text:style-name="T3">titles</text:span><text:span text:style-name="T2">[</text:span><text:span text:style-name="T3">i</text:span><text:span text:style-name="T2">] </text:span><text:span text:style-name="T4">=</text:span><text:span text:style-name="T2"> </text:span><text:span text:style-name="T3">titlePopup</text:span><text:span text:style-name="T2">;</text:span></text:p>
      <text:p text:style-name="P1"><text:span text:style-name="T2">    </text:span><text:span text:style-name="T3">notes</text:span><text:span text:style-name="T2">[</text:span><text:span text:style-name="T3">i</text:span><text:span text:style-name="T2">] </text:span><text:span text:style-name="T4">=</text:span><text:span text:style-name="T2"> </text:span><text:span text:style-name="T3">notePopup</text:span><text:span text:style-name="T2">;</text:span></text:p>
      <text:p text:style-name="P1"><text:span text:style-name="T2">    </text:span><text:span text:style-name="T7">// titles.push(titlePopup);</text:span></text:p>
      <text:p text:style-name="P1"><text:span text:style-name="T2">    </text:span><text:span text:style-name="T7">// notes.push(notePopup);</text:span></text:p>
      <text:p text:style-name="P3">  }</text:p>
      <text:p text:style-name="P3">}</text:p>
      <text:p text:style-name="Standard"/>
      <text:p text:style-name="P2">// Beim Schließen ändert er leider nicht die Karte, sondern fügt einfach noch eine weitere Karte hinzu.</text:p>
      <text:p text:style-name="P1"><text:span text:style-name="T1">function</text:span><text:span text:style-name="T2"> </text:span><text:span text:style-name="T5">closePopup</text:span><text:span text:style-name="T2">(</text:span><text:span text:style-name="T3">i</text:span><text:span text:style-name="T2">) {</text:span></text:p>
      <text:p text:style-name="P1"><text:span text:style-name="T2">  </text:span><text:span text:style-name="T5">saveChangesPopup</text:span><text:span text:style-name="T2">(</text:span><text:span text:style-name="T3">i</text:span><text:span text:style-name="T2">);</text:span></text:p>
      <text:p text:style-name="P1"><text:span text:style-name="T2">  </text:span><text:span text:style-name="T5">save</text:span><text:span text:style-name="T2">();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popUp"</text:span><text:span text:style-name="T2">).</text:span><text:span text:style-name="T10">classList</text:span><text:span text:style-name="T2">.</text:span><text:span text:style-name="T5">add</text:span><text:span text:style-name="T2">(</text:span><text:span text:style-name="T6">"d_none"</text:span><text:span text:style-name="T2">);</text:span></text:p>
      <text:p text:style-name="P1"><text:span text:style-name="T2">  </text:span><text:span text:style-name="T5">renderCards</text:span><text:span text:style-name="T2">();</text:span></text:p>
      <text:p text:style-name="P3">}</text:p>
      <text:p text:style-name="Standard"/>
      <text:p text:style-name="P1"><text:span text:style-name="T1">function</text:span><text:span text:style-name="T2"> </text:span><text:span text:style-name="T5">openTrash</text:span><text:span text:style-name="T2">(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formToWriteNote"</text:span><text:span text:style-name="T2">).</text:span><text:span text:style-name="T10">classList</text:span><text:span text:style-name="T2">.</text:span><text:span text:style-name="T5">add</text:span><text:span text:style-name="T2">(</text:span><text:span text:style-name="T6">"d_none"</text:span><text:span text:style-name="T2">);</text:span></text:p>
      <text:p text:style-name="P1"><text:span text:style-name="T2">  </text:span><text:span text:style-name="T7">// render die deleted titles.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1:14:52.938000000</meta:creation-date>
    <dc:date>2024-02-27T16:06:40.688000000</dc:date>
    <meta:editing-duration>PT4H51M48S</meta:editing-duration>
    <meta:editing-cycles>1</meta:editing-cycles>
    <meta:document-statistic meta:table-count="0" meta:image-count="0" meta:object-count="0" meta:page-count="3" meta:paragraph-count="113" meta:word-count="461" meta:character-count="4030" meta:non-whitespace-character-count="3445"/>
    <meta:generator>LibreOffice/7.6.4.1$Windows_X86_64 LibreOffice_project/e19e193f88cd6c0525a17fb7a176ed8e6a3e2aa1</meta:generator>
  </office:meta>
</office:document-meta>
</file>